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902in"/>
    </style:style>
    <style:style style:name="co3" style:family="table-column">
      <style:table-column-properties fo:break-before="auto" style:column-width="1.3764in"/>
    </style:style>
    <style:style style:name="co4" style:family="table-column">
      <style:table-column-properties fo:break-before="auto" style:column-width="1.1252in"/>
    </style:style>
    <style:style style:name="co6" style:family="table-column">
      <style:table-column-properties fo:break-before="auto" style:column-width="0.9937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60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6" table:number-columns-repeated="2" table:default-cell-style-name="ce1"/>
        <table:table-row table:style-name="ro2">
          <table:table-cell office:value-type="string">
            <text:p>Frequency (Mhz)</text:p>
          </table:table-cell>
          <table:table-cell office:value-type="string">
            <text:p>Wire Length (m)</text:p>
          </table:table-cell>
          <table:table-cell office:value-type="string">
            <text:p>Number Of Segments</text:p>
          </table:table-cell>
          <table:table-cell office:value-type="string">
            <text:p>Segment Length (m)</text:p>
          </table:table-cell>
          <table:table-cell office:value-type="string">
            <text:p>Speed Of Light (m/s)</text:p>
          </table:table-cell>
          <table:table-cell office:value-type="string">
            <text:p>Wavelengths / Segment</text:p>
          </table:table-cell>
        </table:table-row>
        <table:table-row table:style-name="ro4">
          <table:table-cell office:value-type="float" office:value="7.15">
            <text:p>7.15</text:p>
          </table:table-cell>
          <table:table-cell office:value-type="float" office:value="0.83851">
            <text:p>0.83851</text:p>
          </table:table-cell>
          <table:table-cell office:value-type="float" office:value="1">
            <text:p>1</text:p>
          </table:table-cell>
          <table:table-cell table:formula="of:=[.$B$2]/[.$C$2]" office:value-type="float" office:value="0.83851">
            <text:p>0.83851</text:p>
          </table:table-cell>
          <table:table-cell table:style-name="ce2" office:value-type="float" office:value="299000000">
            <text:p>2.99E+008</text:p>
          </table:table-cell>
          <table:table-cell table:formula="of:=[.$D$2]/([.$E$2]/([.$A$2]*1000000))" office:value-type="float" office:value="0.0200513260869565">
            <text:p>0.0200513261</text:p>
          </table:table-cell>
        </table:table-row>
        <table:table-row table:style-name="ro3">
          <table:table-cell table:number-columns-repeated="6"/>
        </table:table-row>
        <table:table-row table:style-name="ro5">
          <table:table-cell office:value-type="string">
            <text:p>Model Requirement (Wavelengths/segment)</text:p>
          </table:table-cell>
          <table:table-cell office:value-type="string">
            <text:p>Wire Length (m)</text:p>
          </table:table-cell>
          <table:table-cell office:value-type="string">
            <text:p>Number Of Segments Needed</text:p>
          </table:table-cell>
          <table:table-cell office:value-type="string">
            <text:p>Segment Length Needed (m)</text:p>
          </table:table-cell>
          <table:table-cell table:number-columns-repeated="2"/>
        </table:table-row>
        <table:table-row table:style-name="ro4">
          <table:table-cell office:value-type="float" office:value="0.02">
            <text:p>0.02</text:p>
          </table:table-cell>
          <table:table-cell table:formula="of:=[.$B$2]" office:value-type="float" office:value="0.83851">
            <text:p>0.83851</text:p>
          </table:table-cell>
          <table:table-cell table:formula="of:=[.$B$5]/[.$D$5]" office:value-type="float" office:value="1.00256630434783">
            <text:p>1.0025663043</text:p>
          </table:table-cell>
          <table:table-cell table:formula="of:=[.$A$5]*([.$E$2]/([.$A$2]*1000000))" office:value-type="float" office:value="0.836363636363636">
            <text:p>0.8363636364</text:p>
          </table:table-cell>
          <table:table-cell/>
          <table:table-cell table:style-name="Default"/>
        </table:table-row>
        <table:table-row table:style-name="ro4" table:number-rows-repeated="1048570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Sheet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0">01/30/2016</text:date>, <text:time>13:1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</meta:initial-creator>
    <meta:creation-date>2016-01-02T14:56:56.83</meta:creation-date>
    <meta:generator>OpenOffice/4.1.2$Win32 OpenOffice.org_project/412m3$Build-9782</meta:generator>
    <dc:date>2016-01-30T13:17:22.28</dc:date>
    <dc:creator>John </dc:creator>
    <meta:editing-duration>PT16H13M15S</meta:editing-duration>
    <meta:editing-cycles>8</meta:editing-cycles>
    <meta:document-statistic meta:table-count="3" meta:cell-count="20" meta:object-count="0"/>
  </office:meta>
</office:document-meta>
</file>